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 style:list-style-name="L2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color="#0000cc" fo:font-size="12pt" style:font-size-asian="12pt" style:font-size-complex="12pt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color="#ffffff"/>
    </style:style>
    <style:style style:name="T2" style:family="text">
      <style:text-properties fo:color="#0000cc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fo:color="#0000cc"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fo:color="#ffffff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ffffff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ffffff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ffffff" fo:font-size="100%"/>
      </text:list-level-style-number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résentation du 05.04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1"><text:span text:style-name="T1"><text:s/></text:span><text:span text:style-name="T1">Retour sur l’optimisation</text:span></text:p>
              </text:list-item>
              <text:list-item>
                <text:p text:style-name="P1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ptimisation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« Application de transformations de code »<text:line-break/></text:p>
              </text:list-item>
              <text:list-item>
                <text:p>Différents niveaux</text:p>
              </text:list-item>
              <text:list-item>
                <text:p>Portée variable<text:line-break/></text:p>
              </text:list-item>
              <text:list-item>
                <text:p>Lieu d'application + comment l’appliquer</text:p>
                <text:list>
                  <text:list-item>
                    <text:p>Bas niveau</text:p>
                  </text:list-item>
                  <text:list-item>
                    <text:p>Haut niveau</text:p>
                  </text:list-item>
                </text:list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5" draw:text-style-name="P4" draw:layer="layout" svg:width="17cm" svg:height="14cm" svg:x="2cm" svg:y="13cm" presentation:class="notes" presentation:user-transformed="true">
            <draw:text-box>
              <text:p><text:span text:style-name="T2">« Application de transformations de code »</text:span></text:p>
              <text:p><text:span text:style-name="T3">L’optimisation s’effectue qu'une fois que le programme fonctionne et répond aux spécifications fonctionnelles et ne doit pas affecter la clarté du code.</text:span></text:p>
              <text:p><text:span text:style-name="T2">Différents niveaux (source, IR, pseudo-ASM, ASM)</text:span></text:p>
              <text:p><text:span text:style-name="T4">IR</text:span><text:span text:style-name="T5"> (Intermediate representation) : Représentation du code source par une structure de données ou code interne au compilateur.</text:span></text:p>
              <text:p><text:span text:style-name="T6"><text:a xlink:href="http://www.cs.princeton.edu/courses/archive/spr03/cs320/notes/IR-trans1.pdf" xlink:type="simple">http://www.cs.princeton.edu/courses/archive/spr03/cs320/notes/IR-trans1.pdf</text:a></text:span><text:span text:style-name="T6"> - Prof. David Walker</text:span></text:p>
              <text:p><text:span text:style-name="T4">ASM</text:span><text:span text:style-name="T5"> (assembleur) : Représentation du langage machine sous une forme lisible par un humain ; langage de bas niveau.</text:span></text:p>
              <text:p><text:span text:style-name="T6">Laurent Bloch, Initiation à la programmation avec Scheme, Éditions TECHNIP, 2011 </text:span><text:span text:style-name="T6"><text:a xlink:href="https://books.google.fr/books?id=8ogrKMfpoywC&amp;pg=PA20&amp;dq=%22Assembleur%22+langage+1949&amp;hl=fr&amp;sa=X&amp;ved=0ahUKEwia5JfCnIbLAhWBRBoKHaVFBnsQ6AEIHDAA#v=onepage&amp;q=%22Assembleur%22%20langage%201949&amp;f=false" xlink:type="simple">https://books.google.fr/books?id=8ogrKMfpoywC&amp;pg=PA20&amp;dq=%22Assembleur%22+langage+1949&amp;hl=fr&amp;sa=X&amp;ved=0ahUKEwia5JfCnIbLAhWBRBoKHaVFBnsQ6AEIHDAA#v=onepage&amp;q=%22Assembleur%22%20langage%201949&amp;f=false</text:a></text:span></text:p>
              <text:p><text:span text:style-name="T5"/></text:p>
              <text:p><text:span text:style-name="T2">Portée variable (instructions, blocs, régions d’un CFG, fonction/procédure)</text:span></text:p>
              <text:p><text:span text:style-name="T5">CFG : Fichier de configuration spécifique à un programme.</text:span></text:p>
              <text:p><text:span text:style-name="T6"><text:a xlink:href="http://www.dicofr.com/cgi-bin/n.pl/dicofr/definition/20030808115203" xlink:type="simple">http://www.dicofr.com/cgi-bin/n.pl/dicofr/definition/20030808115203</text:a></text:span></text:p>
              <text:p><text:span text:style-name="T2"><text:line-break/></text:span><text:span text:style-name="T2"/></text:p>
              <text:p><text:span text:style-name="T2">Lieu d'application + comment l’appliquer</text:span></text:p>
              <text:list text:style-name="L5">
                <text:list-item>
                  <text:p><text:span text:style-name="T2">Bas niveau : </text:span><text:span text:style-name="T5">allocation de registres et ordonnancement</text:span></text:p>
                </text:list-item>
                <text:list-item>
                  <text:p><text:span text:style-name="T2">Haut niveau : </text:span><text:span text:style-name="T5">transformation des accès aux tableaux</text:span></text:p>
                </text:list-item>
              </text:list>
              <text:p><text:span text:style-name="T7"/></text:p>
              <text:p><text:span text:style-name="T4">Difficultés d’optimisation :</text:span></text:p>
              <text:list text:continue-numbering="true" text:style-name="L5">
                <text:list-item>
                  <text:p><text:span text:style-name="T3">Choix de la transformation parmis un grand nombre possible</text:span></text:p>
                </text:list-item>
                <text:list-item>
                  <text:p><text:span text:style-name="T3">S’il existe, choix de la représentaton sur laquelle appliquer les transformations</text:span></text:p>
                </text:list-item>
                <text:list-item>
                  <text:p><text:span text:style-name="T3">Utilisations des transformations dans un ordre valide (« phase ordering problem ») selon la structure/nature du code</text:span></text:p>
                </text:list-item>
                <text:list-item>
                  <text:p><text:span text:style-name="T3">(S’il y en a, choix des paramètres heuristique fixe implantée dans un</text:span></text:p>
                </text:list-item>
              </text:list>
              <text:p><text:span text:style-name="T3">Compilateur</text:span><text:span text:style-name="T4"> ADEMANDER</text:span><text:span text:style-name="T3">) </text:span></text:p>
            </draw:text-box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ptimisation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p><text:span text:style-name="T8">Classification</text:span></text:p>
            <text:list text:style-name="L3">
              <text:list-item>
                <text:p>Indépendantes de l’architecture (opérations + taille)</text:p>
              </text:list-item>
              <text:list-item>
                <text:p>Dépendantes de l’architecture </text:p>
                <text:list>
                  <text:list-item>
                    <text:p>parallélisme d’instructions, thread</text:p>
                  </text:list-item>
                  <text:list-item>
                    <text:p>hiérarchie mémoire</text:p>
                  </text:list-item>
                  <text:list-item>
                    <text:p>instructions spécialisées</text:p>
                  </text:list-item>
                </text:list>
              </text:list-item>
            </text:list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5" draw:text-style-name="P4" draw:layer="layout" svg:width="17cm" svg:height="14cm" svg:x="2cm" svg:y="13cm" presentation:class="notes" presentation:user-transformed="true">
            <draw:text-box>
              <text:p><text:span text:style-name="T9">Classification des optimisations</text:span></text:p>
              <text:p><text:span text:style-name="T9"/></text:p>
              <text:p><text:span text:style-name="T9">Indépendantes de l’architecture :</text:span></text:p>
              <text:list text:style-name="L5">
                <text:list-item>
                  <text:p><text:span text:style-name="T5">Réduction</text:span><text:span text:style-name="T9"> Nombre/coup d’opérations</text:span></text:p>
                </text:list-item>
                <text:list-item>
                  <text:p><text:span text:style-name="T5">Réduction</text:span><text:span text:style-name="T9"> Taille du code</text:span></text:p>
                </text:list-item>
              </text:list>
              <text:p><text:span text:style-name="T9">Dépendantes de l’architecture = Exploitation des caractéristiques de la cible</text:span></text:p>
              <text:list text:continue-numbering="true" text:style-name="L5">
                <text:list-item>
                  <text:p><text:span text:style-name="T9">Parallélisme d’instructions, thread</text:span></text:p>
                </text:list-item>
                <text:list-item>
                  <text:p><text:span text:style-name="T9">Hiérarchie mémoire </text:span><text:span text:style-name="T5">(registres, caches, mémoire, disque)</text:span></text:p>
                </text:list-item>
                <text:list-item>
                  <text:p><text:span text:style-name="T9">Instructions spécialisées </text:span><text:span text:style-name="T5">(SIMD)</text:span></text:p>
                </text:list-item>
                <text:list-item>
                  <text:p><text:span text:style-name="T5">Expression du parallélisme, ordonnancement,</text:span></text:p>
                </text:list-item>
                <text:list-item>
                  <text:p><text:span text:style-name="T5">Allocation de ressources (architectures à parallélisme explicite),</text:span></text:p>
                </text:list-item>
                <text:list-item>
                  <text:p><text:span text:style-name="T5">Amélioration de localités temporelle et spatiale </text:span></text:p>
                </text:list-item>
              </text:list>
              <text:p><text:span text:style-name="T9"/></text:p>
              <text:p><text:span text:style-name="T5">Exemple : allocation de registres et ordonnancement des instructions sont</text:span></text:p>
              <text:p><text:span text:style-name="T5">cruciales pour produire un code efficace (gestion mémoire + parallélisme</text:span></text:p>
              <text:p><text:span text:style-name="T5">d’instruction appelé ILP = Instruction Level Parallelism ) </text:span></text:p>
            </draw:text-box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ources</text:p>
          </draw:text-box>
        </draw:frame>
        <draw:frame presentation:style-name="pr4" draw:text-style-name="P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Laurent Bloch, <text:span text:style-name="T10">Initiation à la programmation avec Scheme</text:span>, Éditions TECHNIP, 2011</text:p>
              </text:list-item>
              <text:list-item>
                <text:p>Karine Heydemann, <text:span text:style-name="T10">Architecture, compilation et </text:span><text:span text:style-name="T10">optimisation</text:span><text:span text:style-name="T11">, diapositives de cours, 2016</text:span></text:p>
              </text:list-item>
              <text:list-item>
                <text:p>Eric Goguey, <text:span text:style-name="T10">Dictionnaire de l'informatique et de l'internet</text:span><text:span text:style-name="T11">, </text:span>1999-2014 - DicoFR.com</text:p>
              </text:list-item>
              <text:list-item>
                <text:p>Paul Hsieh, <text:span text:style-name="T10">Programming Optimization</text:span><text:span text:style-name="T11">,</text:span> 1996-201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image-width="0cm" draw:fill-image-height="0cm" draw:auto-grow-height="false" draw:fit-to-size="shrink-to-fit">
        <text:list-style style:name="Inspiration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ffffff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color="#ffffff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color="#ffffff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fill="solid" draw:fill-color="#4e7793" draw:textarea-vertical-align="middle" draw:auto-grow-height="false" fo:min-height="21cm" fo:min-width="28.4cm"/>
    </style:style>
    <style:style style:name="Mpr5" style:family="presentation" style:parent-style-name="Inspiration-backgroundobjects">
      <style:graphic-properties draw:fill-color="#0f2d42" draw:textarea-vertical-align="middle" draw:auto-grow-height="false" fo:min-height="19.598cm" fo:min-width="26.4cm"/>
    </style:style>
    <style:style style:name="Mpr6" style:family="presentation" style:parent-style-name="Inspiration-backgroundobjects">
      <style:graphic-properties draw:fill="solid" draw:fill-color="#020f18" draw:gradient-step-count="64" draw:textarea-horizontal-align="center" draw:textarea-vertical-align="middle" draw:auto-grow-height="false" fo:min-height="3.2cm" fo:min-width="25.998cm"/>
    </style:style>
    <style:style style:name="Mpr7" style:family="presentation" style:parent-style-name="Inspiration-outline1">
      <style:graphic-properties fo:min-height="12.18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4e7793"/>
      <style:paragraph-properties fo:text-align="center"/>
    </style:style>
    <style:style style:name="MP8" style:family="paragraph">
      <loext:graphic-properties draw:fill-color="#0f2d42"/>
      <style:paragraph-properties fo:text-align="center"/>
    </style:style>
    <style:style style:name="MP9" style:family="paragraph">
      <loext:graphic-properties draw:fill="solid" draw:fill-color="#020f18" draw:gradient-step-count="6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custom-shape presentation:style-name="Mpr4" draw:text-style-name="MP7" draw:layer="backgroundobjects" svg:width="28.4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26.4cm" svg:height="19.598cm" svg:x="0.8cm" svg:y="0.602cm">
        <text:p/>
        <draw:enhanced-geometry svg:viewBox="0 0 21600 21600" draw:type="rectangle" draw:enhanced-path="M 0 0 L 21600 0 21600 21600 0 21600 0 0 Z N"/>
      </draw:custom-shape>
      <draw:polygon presentation:style-name="Mpr6" draw:text-style-name="MP9" draw:layer="backgroundobjects" svg:width="25.997cm" svg:height="3.199cm" svg:x="0.002cm" svg:y="1cm" svg:viewBox="0 0 25998 3200" draw:points="0,3200 0,0 25998,0 25998,3200">
        <text:p/>
      </draw:polygon>
      <draw:frame presentation:style-name="Mpr7" draw:layer="backgroundobjects" svg:width="25.2cm" svg:height="12.179cm" svg:x="1.4cm" svg:y="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0:47:05.673477822</meta:creation-date>
    <dc:date>2017-04-05T14:45:15.248030312</dc:date>
    <meta:editing-duration>PT22H7M44S</meta:editing-duration>
    <meta:editing-cycles>42</meta:editing-cycles>
    <meta:generator>LibreOffice/5.2.4.2.1$Linux_X86_64 LibreOffice_project/20$Build-2</meta:generator>
    <meta:document-statistic meta:object-count="51"/>
  </office:meta>
</office:document-meta>
</file>